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ataProperty.setPropertyValue(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ataProperty.XmlDataProperty( String propertyKey , String propertyValue , XmlDataDAOImpl xml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DataProperty.getProper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ataProperty.setPropertyKey( String property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ataProperty.getProperty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ataProperty.XmlData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